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bookmark-start text:name="__DdeLink__95_202468152"/>Túto štatistiku som spravil tak, že som pre každé n od 2 až po 382 a f od 2 až po 8 spustil 10000 krát.</text:p>
      <text:p text:style-name="Standard"/>
      <text:p text:style-name="Standard">V tabuľke som umiestnil výsledky.</text:p>
      <text:p text:style-name="Standard">V každom riadku je štatistika pre n od 2 po 382(potom som ešte dorobil aj pre väčšie čísla, ale už nie postupne).</text:p>
      <text:p text:style-name="Standard">Potom sa tu nachádza 7 hlavných stĺpcov(každý sa skladá so žltých, zelených a červených buniek)</text:p>
      <text:p text:style-name="Standard"/>
      <text:p text:style-name="Standard">Štatistiku pre dané n a dané f vieme nájsť v n-tom riadku a f-tom stĺpci.</text:p>
      <text:p text:style-name="Standard"/>
      <text:p text:style-name="Standard">V štatistike pre dané n a f uvidíme – najväčšia oblasť, ktorá sa objavila za tých 10000 pokusov – (to je v žltej bunke – max)</text:p>
      <text:p text:style-name="Standard">potom v zelenej bunke nájdeme veľkosť oblasti, ktorá sa najčastejšie vyskytovala ako najväčšia a vedľa v červenom políčku je počet percent z kde bola táto oblasť najväčšia.</text:p>
      <text:p text:style-name="Standard"/>
      <text:p text:style-name="Standard"/>
      <text:p text:style-name="Standard"/>
      <text:p text:style-name="Standard"/>
      <text:p text:style-name="Standard">Zoberme si trebárs najväčšiu hodnotu pre f=2.</text:p>
      <text:p text:style-name="Standard">Vidíme, že sa s rastúcim n rýchlo vyskočí – nad n&gt;20 je to už väčšie ako 100, ale potom to síce veľa kolíše, ale dá sa povedať, že od n=110 je to už zväčša viac ako 200 a aj pre veľké čísla je to do 250 – čiže veľmi pomaly to rastie</text:p>
      <text:p text:style-name="Standard"/>
      <text:p text:style-name="Standard">pre f=3 – tam to na začiatku(od n=10) rýchlo vyhupne, a potom to už veľmi, ale veľmi pomaly rastie – drží sa to pri 60-70</text:p>
      <text:p text:style-name="Standard"/>
      <text:p text:style-name="Standard">pre f=4 – tuto tiež vidíme držanie pri jednom čísle – tuto je to 30-40</text:p>
      <text:p text:style-name="Standard"/>
      <text:p text:style-name="Standard">pre f=5 – tuto zas 20-30</text:p>
      <text:p text:style-name="Standard">pre f=6 – 15-25</text:p>
      <text:p text:style-name="Standard">pre f=7 – 10-20</text:p>
      <text:p text:style-name="Standard">a pre f=8 – tiež 10-20</text:p>
      <text:p text:style-name="Standard"/>
      <text:p text:style-name="Standard"/>
      <text:p text:style-name="Standard">takže sme zistili, že pre f=2 ešte môžeme zaznamenať nejaké stúpanie, a to aj pre f=3, ale pre f&gt;3 už pomaly žiadne stúpanie najväčšej oblasti nemáme – tam je to skôr už náhoda</text:p>
      <text:p text:style-name="Standard"/>
      <text:p text:style-name="Standard"/>
      <text:p text:style-name="Standard"/>
      <text:p text:style-name="Standard"/>
      <text:p text:style-name="Standard">Poďme sa pozrieť na najpravdepodobnejšiu najväčšiu veľkosť.</text:p>
      <text:p text:style-name="Standard"/>
      <text:p text:style-name="Standard">Pre f=2 vidíme nejaké stúpanie – <text:s/>čím je n väčšie, tak tým hodnota najpravdepodobnejšej oblasti pomalšie stúpa</text:p>
      <text:p text:style-name="Standard"/>
      <text:p text:style-name="Standard">pre f=3 to stúpa ešte pomalšie – od n=100 je veľkosť už v rozmedzí 25-31 pre väčšie aj 40</text:p>
      <text:p text:style-name="Standard">pre f=4 od n=100 od 15-20 – pre väčšie aj 29</text:p>
      <text:p text:style-name="Standard">f=5 od n=50 od 10-15 – pre väčšie aj 22</text:p>
      <text:p text:style-name="Standard"><text:bookmark-start text:name="__DdeLink__0_2115240210"/>f=6 od n= 100 <text:s/>od 10-13 (už len)<text:bookmark-end text:name="__DdeLink__0_2115240210"/> pre väčšie čísla aj 18</text:p>
      <text:p text:style-name="Standard">f=7 od n= 100 <text:s/>od 8-11 (už len) pre väčšie čísla aj 16</text:p>
      <text:p text:style-name="Standard">f=8 od n= 100 <text:s/>od 8-10 (už len) pre väčšie čísla aj 13, ale je to stále málo</text:p>
      <text:p text:style-name="Standard"><text:soft-page-break/></text:p>
      <text:p text:style-name="Standard"><text:s/>tuto to vidíme, že to veľmi, ale veľmi pomaly rastie</text:p>
      <text:p text:style-name="Standard"/>
      <text:p text:style-name="Standard"/>
      <text:p text:style-name="Standard"/>
      <text:p text:style-name="Standard">pre percentá najväčšej oblasti vidíme, že ak zoberieme n&gt;5, tak už je to skoro konštanta</text:p>
      <text:p text:style-name="Standard">a prvých 5 prudko klesá</text:p>
      <text:p text:style-name="Standard"/>
      <text:p text:style-name="Standard">tuto dávam tabuľku:<text:bookmark-end text:name="__DdeLink__95_2024681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2:22:44</meta:creation-date>
    <dc:date>2012-03-10T21:28:13</dc:date>
    <dc:creator>kabell </dc:creator>
    <meta:editing-duration>PT3H12M2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28" meta:word-count="428" meta:character-count="2143" meta:non-whitespace-character-count="1738"/>
  </office:meta>
</office:document-meta>
</file>